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7b490" officeooo:paragraph-rsid="0017b490" style:font-weight-asian="bold" style:font-weight-complex="bold"/>
    </style:style>
    <style:style style:name="P2" style:family="paragraph" style:parent-style-name="Standard" style:list-style-name="L2">
      <style:text-properties style:text-underline-style="none" fo:font-weight="normal" officeooo:rsid="0017b490" officeooo:paragraph-rsid="0017b490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3.22.2019</text:p>
      <text:p text:style-name="P1"/>
      <text:list xml:id="list502870421" text:style-name="L2">
        <text:list-item>
          <text:p text:style-name="P2">math.exp() creates a math over flow error, use np.exp() instead</text:p>
        </text:list-item>
        <text:list-item>
          <text:p text:style-name="P2">I fucked up, and had the wrong variable for the suppression of Tregs on naive to T cells</text:p>
        </text:list-item>
        <text:list-item>
          <text:p text:style-name="P2">I fucked up, and also had the variables in the wrong order when supplying the parameter values</text:p>
          <text:list>
            <text:list-item>
              <text:p text:style-name="P2">Both things look to be fixed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18:53:56.479150184</meta:creation-date>
    <meta:generator>LibreOffice/6.0.7.3$Linux_X86_64 LibreOffice_project/00m0$Build-3</meta:generator>
    <dc:date>2019-03-22T18:55:54.124792762</dc:date>
    <meta:editing-duration>PT1M58S</meta:editing-duration>
    <meta:editing-cycles>1</meta:editing-cycles>
    <meta:document-statistic meta:table-count="0" meta:image-count="0" meta:object-count="0" meta:page-count="1" meta:paragraph-count="5" meta:word-count="56" meta:character-count="288" meta:non-whitespace-character-count="241"/>
  </office:meta>
</office:document-meta>
</file>